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start" style:justify-single-word="false"/>
      <style:text-properties officeooo:rsid="00093167" officeooo:paragraph-rsid="00093167"/>
    </style:style>
    <style:style style:name="P2" style:family="paragraph" style:parent-style-name="Text_20_body">
      <style:paragraph-properties fo:text-align="start" style:justify-single-word="false"/>
      <style:text-properties officeooo:rsid="00093167" officeooo:paragraph-rsid="000a405c"/>
    </style:style>
    <style:style style:name="P3" style:family="paragraph" style:parent-style-name="Text_20_body">
      <style:paragraph-properties fo:text-align="start" style:justify-single-word="false"/>
      <style:text-properties officeooo:rsid="000e061a" officeooo:paragraph-rsid="000e061a"/>
    </style:style>
    <style:style style:name="P4" style:family="paragraph" style:parent-style-name="Header">
      <style:text-properties officeooo:rsid="00093167" officeooo:paragraph-rsid="00093167"/>
    </style:style>
    <style:style style:name="P5" style:family="paragraph" style:parent-style-name="Heading_20_1">
      <style:paragraph-properties fo:text-align="center" style:justify-single-word="false"/>
      <style:text-properties officeooo:rsid="00093167" officeooo:paragraph-rsid="00093167"/>
    </style:style>
    <style:style style:name="P6" style:family="paragraph" style:parent-style-name="Bibliography_20_1">
      <style:paragraph-properties>
        <style:tab-stops/>
      </style:paragraph-properties>
    </style:style>
    <style:style style:name="T1" style:family="text">
      <style:text-properties officeooo:rsid="000c1380"/>
    </style:style>
    <style:style style:name="T2" style:family="text">
      <style:text-properties style:text-position="super 58%" officeooo:rsid="000c1380"/>
    </style:style>
    <style:style style:name="T3" style:family="text">
      <style:text-properties officeooo:rsid="000e061a"/>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orting Algorithms – 122COM</text:h>
      <text:p text:style-name="P1">Within this ALL project one of the requirements was to implement two sorting algorithms within out game. The idea behind the use of our algorithms is to use them to order the list of items and points that were linked together within a dictionary to sort firstly while in game by the item providing the player with the most amount of points and at the end of the game alphabetically. <text:s/>The amount of data that we would be sorting by would be small, a simple list of 5 items so efficiency of the sorting algorithms was not the main factor when choosing algorithms for the game. In the end I ended up implementing bubble sort and insertion sort as the sorting algorithms within the project.</text:p>
      <text:p text:style-name="P2">The bubble-sort algorithm works by switching the place of two adjacent variables in a list if the items of the list do not follow the sorting method used be it ascending or descending. If the two adjacent items within the list do not follow the sorting method they are switched around in the list and the algorithm goes on to check the next set of adjacent variables. This process repeats itself until a full pass of the list can be made without any switching taking place. <text:span text:style-name="T3">Advantages of bubble-sort are that the algorithm has an efficient way of detecting if the list is already sorted in the correctly requiring only 0(n) iterations. This makes it efficient to repeatedly check if lists are sorted and works very well in our use case in the game. B</text:span>ubble-sort is very simplistic in design and therefore very easy to implement into our program, due to the simplicity of the algorithm it is very inefficient in large lists and is beaten by most other sorting algorithms.</text:p>
      <text:p text:style-name="P2"><text:s/><text:span text:style-name="T1">Insertion sort works in a completely different way to the bubble-sort algorithm. Starting with an unsorted list insertion sort compares the first two items in the data structure and essentially swaps them around if they are not in order. Then the algorithm moves to the 2</text:span><text:span text:style-name="T2">nd</text:span><text:span text:style-name="T1"> and 3</text:span><text:span text:style-name="T2">rd</text:span><text:span text:style-name="T1"> item and compares them, if they do not comply with the sorting method they are swapped, and then inserts the item into a swapped list, the item is then compared within the sorted list and arranged accordingly by swapping down the list until the sorted list is in order. </text:span><text:span text:style-name="T1"><text:bibliography-mark text:identifier="TTP01" text:bibliography-type="www" text:address="http://www.tutorialspoint.com/data_structures_algorithms/insertion_sort_algorithm.htm" text:author="Tutorials Point" text:month="03" text:publisher="Tutorials Point" text:title="Data Structures &amp; Algorithms Insertion Sort" text:year="2016" text:url="http://www.tutorialspoint.com/data_structures_algorithms/insertion_sort_algorithm.htm">[TTP01]</text:bibliography-mark></text:span><text:span text:style-name="T1">This means that for longer lists insertion sort can skip many steps when sorting as it can make assumptions based on an already sorted list that it is generating. </text:span></text:p>
      <text:p text:style-name="P3">In conclusion it was decided that efficiency of the algorithms was an unnecessary value to compare functionality of sorting algorithms so we ended up choosing bubble-sort and insertion sort as they were simple enough to implement for our given use case and that gave me more free time to implement more complex algorithms or features into the project.</text:p>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TTP01: Tutorials Point, Data Structures &amp; Algorithms Insertion Sort, 2016, http://www.tutorialspoint.com/data_structures_algorithms/insertion_sort_algorithm.htm</text:p>
        </text:index-body>
      </text:bibliography>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style style:name="MP1" style:family="paragraph" style:parent-style-name="Header">
      <style:text-properties officeooo:rsid="00093167" officeooo:paragraph-rsid="000931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nathan Sal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dsalmon </meta:initial-creator>
    <meta:creation-date>2016-03-12T16:13:21.380596538</meta:creation-date>
    <dc:date>2016-03-12T17:17:31.177106435</dc:date>
    <dc:creator>jdsalmon </dc:creator>
    <meta:editing-duration>PT14M2S</meta:editing-duration>
    <meta:editing-cycles>1</meta:editing-cycles>
    <meta:document-statistic meta:table-count="0" meta:image-count="0" meta:object-count="0" meta:page-count="1" meta:paragraph-count="8" meta:word-count="497" meta:character-count="2943" meta:non-whitespace-character-count="2450"/>
    <meta:generator>LibreOffice/4.3.3.2$Linux_X86_64 LibreOffice_project/430m0$Build-2</meta:generator>
  </office:meta>
</office:document-meta>
</file>